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officeooo:paragraph-rsid="001cd809"/>
    </style:style>
    <style:style style:name="P9" style:family="paragraph" style:parent-style-name="List_20_Paragraph">
      <style:text-properties fo:font-size="14pt" style:font-size-asian="14pt"/>
    </style:style>
    <style:style style:name="P10" style:family="paragraph" style:parent-style-name="List_20_Paragraph">
      <style:text-properties fo:font-size="14pt" officeooo:rsid="001f81e3" officeooo:paragraph-rsid="001f81e3" style:font-size-asian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P12" style:family="paragraph" style:parent-style-name="Standard" style:list-style-name="L1">
      <style:text-properties officeooo:paragraph-rsid="001cd809"/>
    </style:style>
    <style:style style:name="P13" style:family="paragraph" style:parent-style-name="Standard" style:list-style-name="L1">
      <style:text-properties officeooo:rsid="001cd809" officeooo:paragraph-rsid="001cd809"/>
    </style:style>
    <style:style style:name="P14" style:family="paragraph" style:parent-style-name="List_20_Paragraph" style:list-style-name="WW8Num1">
      <style:paragraph-properties fo:text-align="justify" style:justify-single-word="false"/>
    </style:style>
    <style:style style:name="P15" style:family="paragraph" style:parent-style-name="List_20_Paragraph" style:list-style-name="WW8Num2"/>
    <style:style style:name="P16" style:family="paragraph" style:parent-style-name="List_20_Paragraph" style:list-style-name="WW8Num2">
      <style:text-properties fo:font-size="14pt" style:font-size-asian="14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cd809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cd809" style:font-size-asian="16pt" style:font-weight-asian="bold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1cd809" style:font-size-asian="1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cd809" style:font-size-asian="14pt"/>
    </style:style>
    <style:style style:name="T9" style:family="text">
      <style:text-properties fo:font-size="14pt" officeooo:rsid="001ea91c" style:font-size-asian="14pt"/>
    </style:style>
    <style:style style:name="T10" style:family="text">
      <style:text-properties fo:font-size="14pt" officeooo:rsid="001f81e3" style:font-size-asian="14pt"/>
    </style:style>
    <style:style style:name="T11" style:family="text">
      <style:text-properties fo:font-size="14pt" officeooo:rsid="0020c0e6" style:font-size-asian="14pt"/>
    </style:style>
    <style:style style:name="T12" style:family="text">
      <style:text-properties fo:font-size="14pt" fo:font-style="italic" fo:font-weight="bold" style:font-size-asian="14pt" style:font-style-asian="italic" style:font-weight-asian="bold"/>
    </style:style>
    <style:style style:name="T13" style:family="text">
      <style:text-properties fo:font-size="14pt" fo:font-style="italic" fo:font-weight="bold" officeooo:rsid="001ea91c" style:font-size-asian="14pt" style:font-style-asian="italic" style:font-weight-asian="bold"/>
    </style:style>
    <style:style style:name="T14" style:family="text">
      <style:text-properties fo:font-size="14pt" fo:font-style="italic" fo:font-weight="bold" officeooo:rsid="0020c0e6" style:font-size-asian="14pt" style:font-style-asian="italic" style:font-weight-asian="bold"/>
    </style:style>
    <style:style style:name="T15" style:family="text">
      <style:text-properties officeooo:rsid="001cd809"/>
    </style:style>
    <style:style style:name="T16" style:family="text">
      <style:text-properties officeooo:rsid="001f81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Trabajo Profesional </text:p>
      <text:p text:style-name="P1"><text:span text:style-name="T6">NutriDietas</text:span><text:span text:style-name="T5"> - Sistema de Gestión</text:span></text:p>
      <text:p text:style-name="P2"/>
      <text:p text:style-name="Standard"><text:span text:style-name="T3">Tutor: </text:span><text:span text:style-name="T1">Arturo Servetto</text:span></text:p>
      <text:p text:style-name="P8"><text:span text:style-name="T3">Alumno</text:span><text:span text:style-name="T4">s</text:span><text:span text:style-name="T3">:</text:span><text:span text:style-name="T1"> </text:span></text:p>
      <text:list xml:id="list3068976864287400574" text:style-name="L1">
        <text:list-item>
          <text:p text:style-name="P12"><text:span text:style-name="T2">Navarro Patricio</text:span><text:span text:style-name="T1"> – </text:span><text:span text:style-name="T2">90007</text:span></text:p>
        </text:list-item>
        <text:list-item>
          <text:p text:style-name="P13"><text:span text:style-name="T2">M</text:span><text:span text:style-name="T1">atias Agustin Alvarez -</text:span></text:p>
        </text:list-item>
      </text:list>
      <text:p text:style-name="P2"/>
      <text:p text:style-name="P2"/>
      <text:p text:style-name="P3">Reporte de Avance: </text:p>
      <text:p text:style-name="Standard"><text:span text:style-name="T7">Este documento tiene como finalidad mostrar el avance realizado en el sprint </text:span><text:span text:style-name="T11">3</text:span><text:span text:style-name="T7"> del trabajo profesional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<text:span text:style-name="T7">Se ha finalizado el </text:span><text:span text:style-name="T11">3</text:span><text:span text:style-name="T7"> sprint del proyecto </text:span><text:span text:style-name="T8">NutriDietas</text:span><text:span text:style-name="T7">. El </text:span><text:span text:style-name="T9">03</text:span><text:span text:style-name="T7">/</text:span><text:span text:style-name="T8">0</text:span><text:span text:style-name="T9">4</text:span><text:span text:style-name="T8">/2015</text:span><text:span text:style-name="T7"> </text:span><text:span text:style-name="T8">nos juntamos</text:span><text:span text:style-name="T7"> con el cliente para mostrar los avances y consultar algunas dudas que estaban presentes. A continuación se detalla la minuta de la reunión.</text:span></text:p>
      <text:p text:style-name="P6"/>
      <text:p text:style-name="P4">Minuta reunión con <text:span text:style-name="T15">la Lic. Gabin</text:span></text:p>
      <text:p text:style-name="P6"/>
      <text:p text:style-name="P7"><text:span text:style-name="T12">En la reunión se mostraron los avances sobre los objetivos del Sprint </text:span><text:span text:style-name="T14">3</text:span><text:span text:style-name="T12">:</text:span></text:p>
      <text:list xml:id="list1731878032920758076" text:style-name="WW8Num1">
        <text:list-item>
          <text:p text:style-name="P14"><text:span text:style-name="T7">Desarroll</text:span><text:span text:style-name="T9">o del sistema de registracion de usuarios, cumpliendo con todos los requisitos del modelo de negocio</text:span><text:span text:style-name="T7">. </text:span></text:p>
        </text:list-item>
        <text:list-item>
          <text:p text:style-name="P14"><text:span text:style-name="T7">Desarrollar la administración de </text:span><text:span text:style-name="T10">dietas</text:span><text:span text:style-name="T7">. Esto abarca </text:span><text:span text:style-name="T10">la asginacion, visualisacion y descarga de dietas por parte de los pacientes. Las dietas son asginadas por la licenciada una vez que el paciente ha asistido al consultorio y nunca previamente. Pudiendo ella desde una interfaz de admin agregar o quitar dietas a su disposicion. En esta parte tambien se asigna y modifican las cantidades correspondientes a cada dieta.</text:span></text:p>
        </text:list-item>
        <text:list-item>
          <text:p text:style-name="P14"><text:span text:style-name="T10">Aspectos de visualisacion los cuales fueron mejorados en este sprint</text:span><text:span text:style-name="T8">.</text:span></text:p>
        </text:list-item>
      </text:list>
      <text:p text:style-name="P9"/>
      <text:p text:style-name="P10"/>
      <text:p text:style-name="P9">Luego del análisis de lo implementado se comentó los temas a desarrollar en el próximo Sprint:</text:p>
      <text:p text:style-name="P9"/>
      <text:list xml:id="list7200858629049904166" text:style-name="WW8Num2">
        <text:list-item>
          <text:p text:style-name="P16">Corregir situaciones planteadas por el Cliente. </text:p>
        </text:list-item>
        <text:list-item>
          <text:p text:style-name="P15"><text:span text:style-name="T10">Mejora de la visualisacion de las dietas</text:span><text:span text:style-name="T7">.</text:span></text:p>
        </text:list-item>
        <text:list-item>
          <text:p text:style-name="P16"><text:span text:style-name="T16">Implementacion de registro de medidas de los pacientes</text:span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0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Celentano</meta:initial-creator>
    <meta:creation-date>2014-08-02T14:57:00</meta:creation-date>
    <dc:date>2015-11-17T16:02:17.762169283</dc:date>
    <meta:editing-cycles>3</meta:editing-cycles>
    <meta:editing-duration>P2171DT9H31M44S</meta:editing-duration>
    <meta:generator>LibreOffice/4.2.8.2$Linux_x86 LibreOffice_project/420m0$Build-2</meta:generator>
    <meta:document-statistic meta:table-count="0" meta:image-count="0" meta:object-count="0" meta:page-count="2" meta:paragraph-count="18" meta:word-count="229" meta:character-count="1431" meta:non-whitespace-character-count="1220"/>
  </office:meta>
</office:document-meta>
</file>